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85b" officeooo:paragraph-rsid="0001485b"/>
    </style:style>
    <style:style style:name="P2" style:family="paragraph" style:parent-style-name="Text_20_body">
      <style:text-properties officeooo:rsid="0001485b" officeooo:paragraph-rsid="00014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tar.AI</text:p>
      <text:p text:style-name="P1"/>
      <text:p text:style-name="P2">my first goal is to write a prototipe app where a python flask back end can send a command to the android java app and the android app show a notification with the text of the command with a simple get_command api call and retrofit librar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8:56:07.867784477</meta:creation-date>
    <dc:date>2025-01-15T18:56:21.401065645</dc:date>
    <meta:editing-duration>PT14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47" meta:character-count="248" meta:non-whitespace-character-count="203"/>
  </office:meta>
</office:document-meta>
</file>